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 fo:language="nl" fo:country="NL"/>
    </style:style>
    <style:style style:name="T4" style:parent-style-name="DefaultParagraphFont" style:family="text">
      <style:text-properties fo:color="#595959" fo:font-size="14pt" style:font-size-asian="14pt" style:font-size-complex="14pt" fo:language="nl" fo:country="NL"/>
    </style:style>
    <style:style style:name="T5" style:parent-style-name="DefaultParagraphFont" style:family="text">
      <style:text-properties fo:color="#595959" fo:font-size="14pt" style:font-size-asian="14pt" style:font-size-complex="14pt" fo:language="nl" fo:country="NL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color="#595959" fo:font-size="9pt" style:font-size-asian="9pt" style:font-size-complex="9pt"/>
    </style:style>
    <style:style style:name="P8" style:parent-style-name="NoSpacing" style:family="paragraph">
      <style:paragraph-properties fo:text-align="end"/>
      <style:text-properties fo:color="#4472C4" fo:font-size="14pt" style:font-size-asian="14pt" style:font-size-complex="14pt"/>
    </style:style>
    <style:style style:name="P9" style:parent-style-name="Normal" style:family="paragraph">
      <style:paragraph-properties fo:text-align="end"/>
    </style:style>
    <style:style style:name="T10" style:parent-style-name="DefaultParagraphFont" style:family="text">
      <style:text-properties fo:text-transform="uppercase" fo:color="#4472C4" fo:font-size="32pt" style:font-size-asian="32pt" style:font-size-complex="32pt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fo:color="#404040" fo:font-size="18pt" style:font-size-asian="18pt" style:font-size-complex="18pt"/>
    </style:style>
    <style:style style:name="P13" style:parent-style-name="Normal" style:family="paragraph">
      <style:paragraph-properties fo:break-before="page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Normal" style:family="paragraph">
      <style:paragraph-properties fo:break-before="page"/>
    </style:style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Heading1" style:family="paragraph">
      <style:paragraph-properties fo:break-before="page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861in" svg:height="1.00278in" style:rel-width="scale" style:rel-height="scale"><draw:text-box><text:p text:style-name="P2"><text:span text:style-name="T3">Mike Schatorje, Loek Ehren, Herm Lecluse,<text:s/></text:span><text:span text:style-name="T4">Simone Francesconi</text:span><text:span text:style-name="T5">, Rick van Osch</text:span></text:p><text:p text:style-name="P6"><text:span text:style-name="T7"><text:s text:c="5"/></text:span></text:p></draw:text-box><svg:title/><svg:desc/></draw:frame><draw:frame draw:z-index="251661312" draw:id="id4" draw:style-name="a5" draw:name="Text Box 153" text:anchor-type="paragraph" svg:x="0.25069in" svg:y="7.7in" svg:width="7.99861in" svg:height="0.24444in" style:rel-width="scale" style:rel-height="scale"><draw:text-box><text:p text:style-name="P8"/></draw:text-box><svg:title/><svg:desc/></draw:frame><draw:frame draw:z-index="251659264" draw:id="id5" draw:style-name="a6" draw:name="Text Box 154" text:anchor-type="paragraph" svg:x="0.25069in" svg:y="3.3in" svg:width="7.99861in" svg:height="3.98611in" style:rel-width="scale" style:rel-height="scale"><draw:text-box><text:p text:style-name="P9"><text:span text:style-name="T10">Smart innovation</text:span></text:p><text:p text:style-name="P11"><text:span text:style-name="T12">Smart trash – Research report</text:span></text:p></draw:text-box><svg:title/><svg:desc/></draw:frame></text:p>
      <text:p text:style-name="P13"/>
      <text:soft-page-break/>
      <text:h text:style-name="Heading1" text:outline-level="1">Introduction</text:h>
      <text:p text:style-name="Normal"/>
      <text:h text:style-name="Heading2" text:outline-level="2">Background</text:h>
      <text:p text:style-name="Normal">This report was written during the project module of the minor smart innovation, by<text:s/>Mike Schatorje, Loek Ehren, Herm Lecluse,<text:s/>Rick van Osch<text:s/>and<text:s/>Simone Francesconi. An application is going to be developed with the aim of integrating the Internet of Things into the garbage collection system in Venlo.</text:p>
      <text:h text:style-name="Heading3" text:outline-level="3">Problem description</text:h>
      <text:p text:style-name="Normal">The problem that this project aims to solve is:</text:p>
      <text:p text:style-name="Normal">The centralized garbage collection system in Venlo is currently being managed rather inefficiently. Collection of garbage is done on a manual schedule basis, which leads to densely populated areas overflowing with garbage, while less densely populated areas have their garbage containers emptied<text:s/>while they are still half full.</text:p>
      <text:h text:style-name="Heading3" text:outline-level="3">Core and sub questions</text:h>
      <text:p text:style-name="Normal">The core questions of the research are:</text:p>
      <text:list text:style-name="LFO1" text:continue-numbering="true">
        <text:list-item>
          <text:p text:style-name="P14">How can the garbage collection system in Venlo be improved with the Internet of Things?</text:p>
        </text:list-item>
        <text:list-item>
          <text:p text:style-name="P15">How could the solution<text:s/>improve similar products?</text:p>
        </text:list-item>
      </text:list>
      <text:p text:style-name="Normal">The sub questions for core question one are:</text:p>
      <text:list text:style-name="LFO1" text:continue-numbering="true">
        <text:list-item>
          <text:p text:style-name="P16">Does<text:s/>Venlo need improvement?</text:p>
          <text:list text:continue-numbering="true">
            <text:list-item>
              <text:p text:style-name="P17">Does the local government need improvement?</text:p>
            </text:list-item>
            <text:list-item>
              <text:p text:style-name="P18">Does the population of Venlo need improvement?</text:p>
            </text:list-item>
          </text:list>
        </text:list-item>
        <text:list-item>
          <text:p text:style-name="P19">What kind of technologies are currently being used in Venlo?</text:p>
        </text:list-item>
        <text:list-item>
          <text:p text:style-name="P20">What kind of<text:s/>IoT<text:s/>technology suits the application best?</text:p>
          <text:list text:continue-numbering="true">
            <text:list-item>
              <text:p text:style-name="P21">What kind of technologies exist?</text:p>
            </text:list-item>
            <text:list-item>
              <text:p text:style-name="P22">What kind of technologies are useful for successfully developing the application?</text:p>
            </text:list-item>
          </text:list>
        </text:list-item>
        <text:list-item>
          <text:p text:style-name="P23">How can data of all devices be efficiently collected and analyzed?</text:p>
        </text:list-item>
        <text:list-item>
          <text:p text:style-name="P24">What kind of connections to other devices could be made?</text:p>
        </text:list-item>
      </text:list>
      <text:p text:style-name="Normal">The sub questions for the second core question are:</text:p>
      <text:list text:style-name="LFO1" text:continue-numbering="true">
        <text:list-item>
          <text:p text:style-name="P25">How do other cities that use similar technologies currently operate?</text:p>
        </text:list-item>
        <text:list-item>
          <text:p text:style-name="P26">How does the investment analysis of the application compare to similar products?</text:p>
          <text:list text:continue-numbering="true">
            <text:list-item>
              <text:p text:style-name="P27">How many containers need to be equipped with new technology?</text:p>
            </text:list-item>
            <text:list-item>
              <text:p text:style-name="P28">What is the return on investment of the application?</text:p>
            </text:list-item>
            <text:list-item>
              <text:p text:style-name="P29">What is the internal rate of return of the application?</text:p>
            </text:list-item>
          </text:list>
        </text:list-item>
        <text:list-item>
          <text:p text:style-name="P30">How can the application compete with other similar products?</text:p>
        </text:list-item>
      </text:list>
      <text:p text:style-name="P31"/>
      <text:soft-page-break/>
      <text:h text:style-name="Heading1" text:outline-level="1">Project phases</text:h>
      <text:h text:style-name="Heading1" text:outline-level="1"/>
      <text:h text:style-name="Heading2" text:outline-level="2">Analysis</text:h>
      <text:h text:style-name="Heading2" text:outline-level="2"/>
      <text:p text:style-name="Normal">During the analysis phase, the required research to answer the sub questions will be done.<text:s/>A budget request for the necessary equipment will be made.<text:s/>Furthermore, a test application will be developed in order to test which equipment suits the application best.</text:p>
      <text:h text:style-name="Heading3" text:outline-level="3">Core activities</text:h>
      <text:list text:style-name="LFO1" text:continue-numbering="true">
        <text:list-item>
          <text:p text:style-name="P32">Performing research activities to answer each question</text:p>
        </text:list-item>
        <text:list-item>
          <text:p text:style-name="P33">Making a budget request</text:p>
        </text:list-item>
        <text:list-item>
          <text:p text:style-name="P34">Building a test application for testing the equipment</text:p>
        </text:list-item>
        <text:list-item>
          <text:p text:style-name="P35">Testing the equipment</text:p>
        </text:list-item>
      </text:list>
      <text:h text:style-name="Heading2" text:outline-level="2">Design</text:h>
      <text:p text:style-name="Normal"/>
      <text:p text:style-name="Normal">During the design phase, the research results will be used in order to design the application.<text:s/></text:p>
      <text:h text:style-name="Heading3" text:outline-level="3">Core activities</text:h>
      <text:list text:style-name="LFO1" text:continue-numbering="true">
        <text:list-item>
          <text:p text:style-name="P36">Designing the<text:s/></text:p>
        </text:list-item>
      </text:list>
      <text:h text:style-name="Heading2" text:outline-level="2">Implementation</text:h>
      <text:h text:style-name="Heading2" text:outline-level="2"/>
      <text:p text:style-name="Normal">During the implementation phase,<text:s/>the application will be built and tested.</text:p>
      <text:list text:style-name="LFO1" text:continue-numbering="true">
        <text:list-item>
          <text:p text:style-name="P37">building the application</text:p>
        </text:list-item>
        <text:list-item>
          <text:p text:style-name="P38">Testing the application</text:p>
        </text:list-item>
      </text:list>
      <text:h text:style-name="Heading2" text:outline-level="2">(possible) delivery</text:h>
      <text:p text:style-name="Normal"/>
      <text:list text:style-name="LFO1" text:continue-numbering="true">
        <text:list-item>
          <text:p text:style-name="P39">Delivering the application<text:s/></text:p>
        </text:list-item>
      </text:list>
      <text:soft-page-break/>
      <text:h text:style-name="P40" text:outline-level="1">Research design</text:h>
      <text:p text:style-name="ListParagraph"/>
      <text:p text:style-name="Normal">The following methods are going to be used to answer all the core and sub questions that exist in this project:</text:p>
      <text:p text:style-name="Normal">Does the local government need improvement?<text:line-break/>Interviews</text:p>
      <text:p text:style-name="Normal">Does the population of Venlo need improvement?<text:line-break/>survey</text:p>
      <text:p text:style-name="Normal">What kind of technologies are currently being used in Venlo?<text:line-break/>interview</text:p>
      <text:p text:style-name="Normal">What kind of technologies exist?<text:line-break/>Literature research</text:p>
      <text:p text:style-name="Normal">What kind of technologies are useful for successfully developing the application?<text:line-break/>Literature and practical research</text:p>
      <text:p text:style-name="Normal">How can data of all devices be efficiently collected and analyzed?<text:line-break/>Literature research</text:p>
      <text:p text:style-name="Normal">What kind of connections to other devices could be made?<text:line-break/>Practical and literature research</text:p>
      <text:p text:style-name="Normal">How do other cities that use similar technologies currently operate?<text:line-break/>Literature research</text:p>
      <text:p text:style-name="Normal">How many containers need to<text:s/>be equipped with new technology<text:line-break/>interviews</text:p>
      <text:p text:style-name="Normal">What is the return on investment of the application?<text:line-break/>Literature and practical research</text:p>
      <text:p text:style-name="Normal">What is the internal rate of return of the application?<text:line-break/>Literature and practical research</text:p>
      <text:p text:style-name="Normal">How can the application compete with other similar products?<text:line-break/>Literature research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innovation</dc:title>
    <dc:description/>
    <dc:subject>Smart trash – Research report</dc:subject>
    <meta:initial-creator>Mike Schatorje, Loek Ehren, Herm Lecluse, Simone Francesconi, Rick van Osch</meta:initial-creator>
    <dc:creator>Mike Schatorje</dc:creator>
    <meta:creation-date>2017-02-17T10:18:00Z</meta:creation-date>
    <dc:date>2017-02-17T10:18:00Z</dc:date>
    <meta:template xlink:href="Normal" xlink:type="simple"/>
    <meta:editing-cycles>2</meta:editing-cycles>
    <meta:editing-duration>PT0S</meta:editing-duration>
    <meta:document-statistic meta:page-count="4" meta:paragraph-count="7" meta:word-count="558" meta:character-count="3738" meta:row-count="26" meta:non-whitespace-character-count="3187"/>
  </office:meta>
</office:document-meta>
</file>